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M Mono 8" svg:font-family="'LM Mono 8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M Mono 8" fo:font-size="6pt" style:font-size-asian="6pt" style:font-size-complex="6pt"/>
    </style:style>
    <style:style style:name="P2" style:family="paragraph" style:parent-style-name="Standard">
      <style:text-properties style:font-name="LM Mono 8" fo:font-size="6pt" style:font-size-asian="6pt" style:font-size-complex="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* Base Layer: Colemak-DH </text:p>
      <text:p text:style-name="P1"><text:s/>*</text:p>
      <text:p text:style-name="P1"><text:s/>* ,-------------------------------------------. <text:s text:c="29"/>,-------------------------------------------.</text:p>
      <text:p text:style-name="P1"><text:s/>* | ESC <text:s text:c="3"/>| <text:s text:c="2"/>Q <text:s/>| <text:s text:c="2"/>W <text:s/>| <text:s/>F <text:s text:c="2"/>| <text:s text:c="2"/>P <text:s/>| <text:s text:c="2"/>B <text:s/>| <text:s text:c="29"/>| <text:s text:c="2"/>J <text:s/>| <text:s text:c="2"/>L <text:s/>| <text:s text:c="2"/>U <text:s/>| <text:s text:c="2"/>Y <text:s/>| ; : <text:s/>| <text:s/>Bspc <text:s/>|</text:p>
      <text:p text:style-name="P1"><text:s/>* |--------+------+------+------+------+------| <text:s text:c="29"/>|------+------+------+------+------+--------|</text:p>
      <text:p text:style-name="P1"><text:s/>* | LCTL <text:s text:c="2"/>| <text:s text:c="2"/>A <text:s/>| <text:s text:c="2"/>R <text:s/>| <text:s/>S <text:s text:c="2"/>| <text:s text:c="2"/>T <text:s/>| <text:s text:c="2"/>G <text:s/>| <text:s text:c="29"/>| <text:s text:c="2"/>M <text:s/>| <text:s text:c="2"/>N <text:s/>| <text:s text:c="2"/>E <text:s/>| <text:s text:c="2"/>I <text:s/>| <text:s text:c="2"/>O <text:s/>| <text:s/>ALT <text:s text:c="2"/>|</text:p>
      <text:p text:style-name="P1"><text:s/>* |--------+------+------+------+------+------+ <text:s text:c="29"/>+------+------+------+------+------+--------|</text:p>
      <text:p text:style-name="P1"><text:s/>* | LSFT <text:s text:c="2"/>| <text:s text:c="2"/>Z <text:s/>| <text:s text:c="2"/>X <text:s/>| <text:s text:c="2"/>C <text:s/>| <text:s text:c="2"/>D <text:s/>| <text:s text:c="2"/>V <text:s/>| <text:s text:c="29"/>| <text:s text:c="2"/>K <text:s/>| <text:s text:c="2"/>H <text:s/>| , <text:s/>&lt; | . &gt; <text:s/>| / <text:s/>? | SUPER <text:s/>|</text:p>
      <text:p text:style-name="P1"><text:s/>* `----------------------+------+------+------+------. <text:s text:c="16"/>,------------+------+------+------+---------------'</text:p>
      <text:p text:style-name="P1"><text:s/>* <text:s text:c="30"/>| DEL <text:s/>|SpcEnt| ESP <text:s/>| <text:s text:c="15"/>| DE <text:s text:c="2"/>|SpcEnt| <text:s/>Tab | </text:p>
      <text:p text:style-name="P1"><text:s/>* <text:s text:c="30"/>| NUM <text:s/>|NAV <text:s text:c="2"/>| <text:s text:c="5"/>| <text:s text:c="15"/>| <text:s text:c="5"/>|NAV <text:s text:c="2"/>| <text:s/>NUM | <text:s/></text:p>
      <text:p text:style-name="P1"><text:s/>* <text:s text:c="30"/>---------------------' <text:s text:c="15"/>`--------------------'</text:p>
      <text:p text:style-name="P1"/>
      <text:p text:style-name="P1"><text:s/>* Numpad, SYMBOLS</text:p>
      <text:p text:style-name="P1"><text:s/>*</text:p>
      <text:p text:style-name="P1"><text:s/>* ,-------------------------------------------. <text:s text:c="29"/>,-------------------------------------------.</text:p>
      <text:p text:style-name="P1"><text:s/>* | FKEY <text:s text:c="2"/>| <text:s/>! <text:s text:c="2"/>| <text:s/>@ <text:s text:c="2"/>| <text:s/>{ <text:s text:c="2"/>| <text:s/>} <text:s text:c="2"/>| <text:s/>| <text:s text:c="2"/>| <text:s text:c="29"/>| - _ <text:s/>| 6 ^ <text:s/>| 7 &amp; <text:s/>| 8 * <text:s/>| 9 ( <text:s/>| <text:s/>/ ? <text:s text:c="2"/>| </text:p>
      <text:p text:style-name="P1"><text:s/>* |--------+------+------+------+------+------| <text:s text:c="29"/>|------+------+------+------+------+--------|</text:p>
      <text:p text:style-name="P1"><text:s/>* | STENO <text:s/>| <text:s/>\ <text:s text:c="2"/>| ' " <text:s/>| <text:s/>( <text:s text:c="2"/>| <text:s/>) <text:s text:c="2"/>| <text:s/>` <text:s text:c="2"/>| <text:s text:c="29"/>| <text:s/>+ <text:s text:c="2"/>| 1 ! <text:s/>| 2 @ <text:s/>| 3 # <text:s/>| 4 $ <text:s/>| <text:s text:c="2"/>* <text:s text:c="3"/>|</text:p>
      <text:p text:style-name="P1"><text:s/>* |--------+------+------+------+------+------+ <text:s text:c="29"/>+------+------+------+------+------+--------|</text:p>
      <text:p text:style-name="P1"><text:s/>* | <text:s text:c="7"/>| <text:s text:c="5"/>| <text:s text:c="5"/>| <text:s/>[ <text:s text:c="2"/>| <text:s/>] <text:s text:c="2"/>| <text:s/>~ <text:s text:c="2"/>| <text:s text:c="29"/>| <text:s/>&amp; <text:s text:c="2"/>| 5 % <text:s/>| <text:s text:c="5"/>| <text:s text:c="5"/>| 0 ) <text:s/>| <text:s text:c="2"/>= <text:s text:c="3"/>| <text:s text:c="7"/></text:p>
      <text:p text:style-name="P1"><text:s/>* `----------------------+------+------+------+------+ <text:s text:c="15"/>+------+------+------+------+----------------------'</text:p>
      <text:p text:style-name="P1"><text:s/>* <text:s text:c="30"/>| <text:s text:c="5"/>| <text:s text:c="5"/>| <text:s text:c="5"/>| <text:s text:c="15"/>| <text:s text:c="5"/>| <text:s text:c="5"/>| <text:s text:c="5"/>| <text:s text:c="5"/></text:p>
      <text:p text:style-name="P1"><text:s/>* <text:s text:c="30"/>| <text:s text:c="5"/>| <text:s text:c="5"/>| <text:s text:c="5"/>| <text:s text:c="15"/>| <text:s text:c="5"/>| <text:s text:c="5"/>| <text:s text:c="5"/>| <text:s text:c="5"/></text:p>
      <text:p text:style-name="P1"><text:s/>* <text:s text:c="30"/>`--------------------' <text:s text:c="15"/>`--------------------'</text:p>
      <text:p text:style-name="P1"/>
      <text:p text:style-name="P1"><text:s/>* GERMAN letters and symbols</text:p>
      <text:p text:style-name="P1"><text:s/>*</text:p>
      <text:p text:style-name="P1"><text:s/>* ,-------------------------------------------. <text:s text:c="29"/>,-------------------------------------------.</text:p>
      <text:p text:style-name="P1"><text:s/>* | <text:s text:c="7"/>| <text:s text:c="5"/>| <text:s text:c="5"/>| <text:s text:c="5"/>| <text:s text:c="5"/>| <text:s text:c="5"/>| <text:s text:c="29"/>| <text:s text:c="5"/>| <text:s text:c="5"/>| <text:s/>Ü <text:s text:c="2"/>| <text:s text:c="5"/>| <text:s text:c="5"/>| <text:s text:c="7"/>|</text:p>
      <text:p text:style-name="P1"><text:s/>* |--------+------+------+------+------+------| <text:s text:c="29"/>|------+------+------+------+------+--------|</text:p>
      <text:p text:style-name="P1"><text:s/>* | <text:s text:c="7"/>| <text:s/>Ä <text:s text:c="2"/>| <text:s text:c="5"/>| <text:s/>ß <text:s text:c="2"/>| <text:s text:c="5"/>| <text:s text:c="5"/>| <text:s text:c="29"/>| <text:s text:c="5"/>| <text:s text:c="5"/>| <text:s/>€ <text:s text:c="2"/>| <text:s text:c="5"/>| <text:s/>Ö <text:s text:c="2"/>| <text:s text:c="7"/>|</text:p>
      <text:p text:style-name="P1"><text:s/>* |--------+------+------+------+------+------| <text:s text:c="29"/>|------+------+------+------+------+--------|</text:p>
      <text:p text:style-name="P1"><text:s/>* | <text:s text:c="7"/>| <text:s text:c="5"/>| <text:s text:c="5"/>| <text:s text:c="5"/>| <text:s text:c="5"/>| <text:s text:c="5"/>| <text:s text:c="29"/>| <text:s text:c="5"/>| <text:s text:c="5"/>| <text:s text:c="5"/>| <text:s text:c="5"/>| <text:s text:c="5"/>| <text:s text:c="7"/>|</text:p>
      <text:p text:style-name="P1"><text:s/>* `----------------------+------+------+------+------+ <text:s text:c="15"/>+------+------+------+------+----------------------'</text:p>
      <text:p text:style-name="P1"><text:s/>* <text:s text:c="30"/>| <text:s text:c="5"/>| <text:s text:c="5"/>| <text:s text:c="5"/>| <text:s text:c="15"/>| <text:s text:c="5"/>| <text:s text:c="5"/>| <text:s text:c="5"/>| <text:s text:c="5"/></text:p>
      <text:p text:style-name="P1"><text:s/>* <text:s text:c="30"/>| <text:s text:c="5"/>| <text:s text:c="5"/>| <text:s text:c="5"/>| <text:s text:c="15"/>| <text:s text:c="5"/>| <text:s text:c="5"/>| <text:s text:c="5"/>| <text:s text:c="5"/></text:p>
      <text:p text:style-name="P1"><text:s/>* <text:s text:c="30"/>`--------------------' <text:s text:c="15"/>`--------------------'</text:p>
      <text:p text:style-name="P1"/>
      <text:p text:style-name="P1"><text:s/>* SPANISH letters and symbols</text:p>
      <text:p text:style-name="P1"><text:s/>*</text:p>
      <text:p text:style-name="P1"><text:s/>* ,-------------------------------------------. <text:s text:c="29"/>,-------------------------------------------.</text:p>
      <text:p text:style-name="P1"><text:s/>* | <text:s text:c="7"/>| <text:s text:c="2"/>¡ <text:s/>| <text:s/>😉 <text:s/>| <text:s text:c="5"/>| <text:s text:c="5"/>| <text:s text:c="5"/>| <text:s text:c="29"/>| <text:s/>± <text:s text:c="2"/>| <text:s/>÷ <text:s text:c="2"/>| <text:s text:c="2"/>Ú <text:s/>| <text:s text:c="5"/>| <text:s text:c="5"/>| <text:s text:c="7"/>|</text:p>
      <text:p text:style-name="P1"><text:s/>* |--------+------+------+------+------+------| <text:s text:c="29"/>|------+------+------+------+------+--------|</text:p>
      <text:p text:style-name="P1"><text:s/>* | <text:s text:c="7"/>| <text:s text:c="2"/>Á <text:s/>| <text:s text:c="5"/>| <text:s/>§ <text:s text:c="2"/>| <text:s text:c="5"/>| <text:s text:c="5"/>| <text:s text:c="29"/>| <text:s/>µ <text:s text:c="2"/>| <text:s text:c="2"/>Ñ <text:s/>| <text:s text:c="2"/>É <text:s/>| <text:s text:c="2"/>Í <text:s/>| <text:s text:c="2"/>Ó <text:s/>| <text:s text:c="7"/>|</text:p>
      <text:p text:style-name="P1"><text:s/>* |--------+------+------+------+------+------| <text:s text:c="29"/>|------+------+------+------+------+--------|</text:p>
      <text:p text:style-name="P1"><text:s/>* | <text:s text:c="7"/>| <text:s text:c="5"/>| <text:s/>× <text:s text:c="2"/>| <text:s text:c="5"/>| <text:s text:c="2"/>⌀ <text:s/>| <text:s text:c="5"/>| <text:s text:c="29"/>| <text:s text:c="2"/>° <text:s/>| <text:s text:c="5"/>| <text:s text:c="2"/>² <text:s/>| <text:s text:c="2"/>· <text:s/>| <text:s text:c="2"/>¿ <text:s/>| <text:s text:c="7"/>|</text:p>
      <text:p text:style-name="P1"><text:s/>* `----------------------+------+------+------+------+ <text:s text:c="15"/>+------+------+------+------+----------------------'</text:p>
      <text:p text:style-name="P1"><text:s/>* <text:s text:c="30"/>| <text:s text:c="5"/>| <text:s text:c="5"/>| <text:s text:c="5"/>| <text:s text:c="15"/>| <text:s text:c="5"/>| <text:s text:c="5"/>| <text:s text:c="5"/>| <text:s text:c="5"/></text:p>
      <text:p text:style-name="P1"><text:s/>* <text:s text:c="30"/>| <text:s text:c="5"/>| <text:s text:c="5"/>| <text:s text:c="5"/>| <text:s text:c="15"/>| <text:s text:c="5"/>| <text:s text:c="5"/>| <text:s text:c="5"/>| <text:s text:c="5"/></text:p>
      <text:p text:style-name="P1"><text:s/>* <text:s text:c="30"/>`--------------------' <text:s text:c="15"/>`--------------------'</text:p>
      <text:p text:style-name="P1"><text:s/>*/</text:p>
      <text:p text:style-name="P1"/>
      <text:p text:style-name="P1"><text:s/>* Navigation Layer</text:p>
      <text:p text:style-name="P1"><text:s/>*</text:p>
      <text:p text:style-name="P1"><text:s/>* ,-------------------------------------------. <text:s text:c="29"/>,-------------------------------------------.</text:p>
      <text:p text:style-name="P1"><text:s/>* | <text:s text:c="7"/>| Home | PgDn | PgUp | End <text:s/>|desk&gt; | <text:s text:c="29"/>| &lt;desk| Home | PgDn | PgUp | End <text:s/>| <text:s text:c="7"/>|</text:p>
      <text:p text:style-name="P1"><text:s/>* |--------+------+------+------+------+------| <text:s text:c="29"/>|------+------+------+------+------+--------|</text:p>
      <text:p text:style-name="P1"><text:s/>* | <text:s text:c="7"/>| Left | Down | Up <text:s text:c="2"/>| Right|win&gt; <text:s/>| <text:s text:c="29"/>| &lt;win | Left | Down | Up <text:s text:c="2"/>| Right| <text:s text:c="7"/>|</text:p>
      <text:p text:style-name="P1"><text:s/>* |--------+------+------+------+------+------| <text:s text:c="29"/>|------+------+------+------+------+--------|</text:p>
      <text:p text:style-name="P1"><text:s/>* | <text:s text:c="7"/>| <text:s text:c="5"/>| <text:s text:c="5"/>| <text:s text:c="5"/>| CCCV |winDwn| <text:s text:c="29"/>|winUp | <text:s text:c="5"/>| <text:s text:c="5"/>| <text:s text:c="5"/>| <text:s text:c="5"/>| <text:s text:c="7"/>|</text:p>
      <text:p text:style-name="P1"><text:s/>* `----------------------+------+------+------+------+ <text:s text:c="15"/>+------+------+------+------+----------------------'</text:p>
      <text:p text:style-name="P1"><text:s/>* <text:s text:c="30"/>| <text:s text:c="5"/>| <text:s text:c="5"/>| <text:s text:c="5"/>| <text:s text:c="15"/>| <text:s text:c="5"/>| <text:s text:c="5"/>| <text:s text:c="5"/>| <text:s text:c="5"/></text:p>
      <text:p text:style-name="P1"><text:s/>* <text:s text:c="30"/>| <text:s text:c="5"/>| <text:s text:c="5"/>| <text:s text:c="5"/>| <text:s text:c="15"/>| <text:s text:c="5"/>| <text:s text:c="5"/>| <text:s text:c="5"/>| <text:s text:c="5"/></text:p>
      <text:p text:style-name="P1"><text:s/>* <text:s text:c="30"/>`--------------------' <text:s text:c="15"/>`--------------------'</text:p>
      <text:p text:style-name="P1"/>
      <text:p text:style-name="P1"><text:s/>* F-Key Layer</text:p>
      <text:p text:style-name="P1"><text:s/>*</text:p>
      <text:p text:style-name="P1"><text:s/>* ,-------------------------------------------. <text:s text:c="29"/>,-------------------------------------------.</text:p>
      <text:p text:style-name="P1"><text:s/>* | <text:s text:c="7"/>| <text:s text:c="5"/>| <text:s text:c="5"/>| <text:s text:c="5"/>| <text:s text:c="5"/>| <text:s text:c="5"/>| <text:s text:c="29"/>| <text:s text:c="5"/>| F9 <text:s text:c="2"/>| F10 <text:s/>| F11 <text:s/>| F12 <text:s/>| <text:s text:c="7"/>|</text:p>
      <text:p text:style-name="P1"><text:s/>* |--------+------+------+------+------+------| <text:s text:c="29"/>|------+------+------+------+------+--------|</text:p>
      <text:p text:style-name="P1"><text:s/>* | <text:s text:c="7"/>| <text:s text:c="5"/>| <text:s text:c="5"/>| <text:s text:c="5"/>| <text:s text:c="5"/>| <text:s text:c="5"/>| <text:s text:c="29"/>| <text:s text:c="5"/>| F5 <text:s text:c="2"/>| F6 <text:s text:c="2"/>| F7 <text:s text:c="2"/>| F8 <text:s text:c="2"/>| <text:s text:c="7"/>|</text:p>
      <text:p text:style-name="P1"><text:s/>* |--------+------+------+------+------+------| <text:s text:c="29"/>|------+------+------+------+------+--------|</text:p>
      <text:p text:style-name="P1"><text:s/>* | <text:s text:c="7"/>| <text:s text:c="5"/>| <text:s text:c="5"/>| <text:s text:c="5"/>| <text:s text:c="5"/>| <text:s text:c="5"/>| <text:s text:c="29"/>| <text:s text:c="5"/>| F1 <text:s text:c="2"/>| F2 <text:s text:c="2"/>| F3 <text:s text:c="2"/>| F4 <text:s text:c="2"/>| <text:s text:c="7"/>|</text:p>
      <text:p text:style-name="P1"><text:s/>* `----------------------+------+------+------+------+ <text:s text:c="15"/>+------+------+------+------+----------------------'</text:p>
      <text:p text:style-name="P1"><text:s/>* <text:s text:c="30"/>| <text:s text:c="5"/>| <text:s text:c="5"/>| <text:s text:c="5"/>| <text:s text:c="15"/>| <text:s text:c="5"/>| <text:s text:c="5"/>| <text:s text:c="5"/>| <text:s text:c="5"/></text:p>
      <text:p text:style-name="P1"><text:s/>* <text:s text:c="30"/>| <text:s text:c="5"/>| <text:s text:c="5"/>| <text:s text:c="5"/>| <text:s text:c="15"/>| <text:s text:c="5"/>| <text:s text:c="5"/>| <text:s text:c="5"/>| <text:s text:c="5"/></text:p>
      <text:p text:style-name="P1"><text:s/>* <text:s text:c="30"/>`--------------------' <text:s text:c="15"/>`--------------------'</text:p>
      <text:p text:style-name="P1"/>
      <text:p text:style-name="P1"><text:s/>* STENO Mode</text:p>
      <text:p text:style-name="P1"><text:s/>*</text:p>
      <text:p text:style-name="P1"><text:s/>* ,-------------------------------------------. <text:s text:c="29"/>,-------------------------------------------.</text:p>
      <text:p text:style-name="P1"><text:s/>* | <text:s text:c="2"/># <text:s text:c="3"/>| <text:s text:c="2"/># <text:s/>| <text:s text:c="2"/># <text:s/>| <text:s text:c="2"/># <text:s/>| <text:s text:c="2"/># <text:s/>| <text:s text:c="2"/># <text:s/>| <text:s text:c="29"/>| <text:s text:c="2"/># <text:s/>| <text:s text:c="2"/># <text:s/>| <text:s text:c="2"/># <text:s/>| <text:s text:c="2"/># <text:s/>| <text:s text:c="2"/># <text:s/>| <text:s text:c="3"/># <text:s text:c="2"/>|</text:p>
      <text:p text:style-name="P1"><text:s/>* |--------+------+------+------+------+------| <text:s text:c="29"/>|------+------+------+------+------+--------|</text:p>
      <text:p text:style-name="P1"><text:s/>* | <text:s text:c="7"/>| <text:s text:c="2"/>S <text:s/>| <text:s text:c="2"/>T <text:s/>| <text:s text:c="2"/>P <text:s/>| <text:s text:c="2"/>H <text:s/>| <text:s text:c="2"/>* <text:s/>| <text:s text:c="29"/>| <text:s text:c="2"/>* <text:s/>| <text:s text:c="2"/>F <text:s/>| <text:s text:c="2"/>P <text:s/>| <text:s text:c="2"/>L <text:s/>| <text:s text:c="2"/>T <text:s/>| <text:s text:c="3"/>D <text:s text:c="2"/>|</text:p>
      <text:p text:style-name="P1"><text:s/>* |--------+------+------+------+------+------| <text:s text:c="29"/>|------+------+------+------+------+--------|</text:p>
      <text:p text:style-name="P1"><text:s/>* | <text:s text:c="7"/>| <text:s text:c="2"/>S <text:s/>| <text:s text:c="2"/>K <text:s/>| <text:s text:c="2"/>W <text:s/>| <text:s text:c="2"/>R <text:s/>| <text:s text:c="2"/>* <text:s/>| <text:s text:c="29"/>| <text:s text:c="2"/>* <text:s/>| <text:s text:c="2"/>R <text:s/>| <text:s text:c="2"/>B <text:s/>| <text:s text:c="2"/>G <text:s/>| <text:s text:c="2"/>S <text:s/>| <text:s text:c="3"/>Z <text:s text:c="2"/>|</text:p>
      <text:p text:style-name="P1"><text:s/>* `----------------------+------+------+------+------. <text:s text:c="15"/>,------+------+------+------+----------------------'</text:p>
      <text:p text:style-name="P1"><text:s/>* <text:s text:c="30"/>| <text:s text:c="5"/>| <text:s text:c="2"/>A <text:s/>| <text:s text:c="2"/>O <text:s/>| <text:s text:c="15"/>| <text:s text:c="2"/>E <text:s/>| <text:s text:c="2"/>U <text:s/>| <text:s text:c="5"/>| <text:s text:c="5"/></text:p>
      <text:p text:style-name="P1"><text:s/>* <text:s text:c="30"/>| <text:s text:c="5"/>| <text:s text:c="5"/>| <text:s text:c="5"/>| <text:s text:c="15"/>| <text:s text:c="5"/>| <text:s text:c="5"/>| <text:s text:c="5"/>| <text:s text:c="5"/></text:p>
      <text:p text:style-name="P1"><text:s/>* <text:s text:c="30"/>`--------------------' <text:s text:c="15"/>`--------------------'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M Mono 8" svg:font-family="'LM Mono 8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1T08:14:35.101373193</meta:creation-date>
    <dc:date>2021-12-04T12:15:25.790998883</dc:date>
    <meta:editing-duration>PT8M30S</meta:editing-duration>
    <meta:editing-cycles>5</meta:editing-cycles>
    <meta:generator>LibreOffice/7.1.7.2$Linux_X86_64 LibreOffice_project/10$Build-2</meta:generator>
    <meta:document-statistic meta:table-count="0" meta:image-count="0" meta:object-count="0" meta:page-count="1" meta:paragraph-count="85" meta:word-count="1022" meta:character-count="8229" meta:non-whitespace-character-count="3856"/>
  </office:meta>
</office:document-meta>
</file>